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5pt" style:font-size-asian="13.1000003814697pt" style:font-size-complex="15pt"/>
    </style:style>
    <style:style style:name="P2" style:family="paragraph" style:parent-style-name="Standard">
      <style:paragraph-properties fo:text-align="justify" style:justify-single-word="false"/>
      <style:text-properties style:font-name="Times New Roman" fo:font-size="24pt" style:font-size-asian="24pt" style:font-size-complex="24pt"/>
    </style:style>
    <style:style style:name="P3" style:family="paragraph" style:parent-style-name="Standard">
      <style:paragraph-properties fo:text-align="center" style:justify-single-word="false"/>
      <style:text-properties style:font-name="Times New Roman" fo:font-size="24pt" style:font-size-asian="24pt" style:font-size-complex="24pt"/>
    </style:style>
    <style:style style:name="P4" style:family="paragraph" style:parent-style-name="Standard">
      <style:paragraph-properties fo:text-align="justify" style:justify-single-word="false"/>
      <style:text-properties style:font-name="Times New Roman" fo:font-size="12pt" style:font-size-asian="10.5pt" style:font-size-complex="12pt"/>
    </style:style>
    <style:style style:name="P5" style:family="paragraph" style:parent-style-name="Standard">
      <style:paragraph-properties fo:text-align="justify" style:justify-single-word="false"/>
    </style:style>
    <style:style style:name="P6" style:family="paragraph" style:parent-style-name="Standard">
      <style:text-properties style:font-name="Times New Roman1"/>
    </style:style>
    <style:style style:name="P7" style:family="paragraph" style:parent-style-name="Standard">
      <style:text-properties style:font-name="Times New Roman1" fo:font-weight="bold" style:font-weight-asian="bold" style:font-weight-complex="bold"/>
    </style:style>
    <style:style style:name="P8" style:family="paragraph" style:parent-style-name="Standard" style:list-style-name="L1">
      <style:text-properties style:font-name="Times New Roman1" fo:font-weight="bold" style:font-weight-asian="bold" style:font-weight-complex="bold"/>
    </style:style>
    <style:style style:name="P9" style:family="paragraph" style:parent-style-name="Standard" style:list-style-name="Numbering_20_3">
      <style:text-properties style:font-name="Times New Roman1" fo:font-weight="bold" style:font-weight-asian="bold" style:font-weight-complex="bold"/>
    </style:style>
    <style:style style:name="P10" style:family="paragraph" style:parent-style-name="Standard" style:list-style-name="L3">
      <style:text-properties style:font-name="Times New Roman1" fo:font-weight="bold" style:font-weight-asian="bold" style:font-weight-complex="bold"/>
    </style:style>
    <style:style style:name="P11" style:family="paragraph" style:parent-style-name="Standard">
      <style:paragraph-properties fo:text-align="justify" style:justify-single-word="false"/>
      <style:text-properties style:font-name="Times New Roman1" fo:font-weight="bold" style:font-weight-asian="bold" style:font-weight-complex="bold"/>
    </style:style>
    <style:style style:name="P12" style:family="paragraph" style:parent-style-name="Standard" style:list-style-name="L14">
      <style:paragraph-properties fo:text-align="justify" style:justify-single-word="false"/>
      <style:text-properties style:font-name="Times New Roman1" fo:font-weight="bold" style:font-weight-asian="bold" style:font-weight-complex="bold"/>
    </style:style>
    <style:style style:name="P13" style:family="paragraph" style:parent-style-name="Standard" style:list-style-name="L16">
      <style:paragraph-properties fo:text-align="justify" style:justify-single-word="false"/>
      <style:text-properties style:font-name="Times New Roman1" fo:font-weight="bold" style:font-weight-asian="bold" style:font-weight-complex="bold"/>
    </style:style>
    <style:style style:name="P14" style:family="paragraph" style:parent-style-name="Standard" style:list-style-name="L17">
      <style:paragraph-properties fo:text-align="justify" style:justify-single-word="false"/>
      <style:text-properties style:font-name="Times New Roman1" fo:font-weight="bold" style:font-weight-asian="bold" style:font-weight-complex="bold"/>
    </style:style>
    <style:style style:name="P15" style:family="paragraph" style:parent-style-name="Standard">
      <style:paragraph-properties fo:text-align="justify" style:justify-single-word="false"/>
      <style:text-properties style:font-name="Times New Roman1" fo:font-weight="normal" style:font-weight-asian="normal" style:font-weight-complex="normal"/>
    </style:style>
    <style:style style:name="P16" style:family="paragraph" style:parent-style-name="Standard" style:list-style-name="L2">
      <style:paragraph-properties fo:text-align="justify" style:justify-single-word="false"/>
      <style:text-properties style:font-name="Times New Roman1" fo:font-weight="normal" style:font-weight-asian="normal" style:font-weight-complex="normal"/>
    </style:style>
    <style:style style:name="P17" style:family="paragraph" style:parent-style-name="Standard" style:list-style-name="L5">
      <style:paragraph-properties fo:text-align="justify" style:justify-single-word="false"/>
      <style:text-properties style:font-name="Times New Roman1" fo:font-weight="normal" style:font-weight-asian="normal" style:font-weight-complex="normal"/>
    </style:style>
    <style:style style:name="P18" style:family="paragraph" style:parent-style-name="Standard" style:list-style-name="L6">
      <style:paragraph-properties fo:text-align="justify" style:justify-single-word="false"/>
      <style:text-properties style:font-name="Times New Roman1" fo:font-weight="normal" style:font-weight-asian="normal" style:font-weight-complex="normal"/>
    </style:style>
    <style:style style:name="P19" style:family="paragraph" style:parent-style-name="Standard" style:list-style-name="L7">
      <style:paragraph-properties fo:text-align="justify" style:justify-single-word="false"/>
      <style:text-properties style:font-name="Times New Roman1" fo:font-weight="normal" style:font-weight-asian="normal" style:font-weight-complex="normal"/>
    </style:style>
    <style:style style:name="P20" style:family="paragraph" style:parent-style-name="Standard" style:list-style-name="L8">
      <style:paragraph-properties fo:text-align="justify" style:justify-single-word="false"/>
      <style:text-properties style:font-name="Times New Roman1" fo:font-weight="normal" style:font-weight-asian="normal" style:font-weight-complex="normal"/>
    </style:style>
    <style:style style:name="P21" style:family="paragraph" style:parent-style-name="Standard" style:list-style-name="L9">
      <style:paragraph-properties fo:text-align="justify" style:justify-single-word="false"/>
      <style:text-properties style:font-name="Times New Roman1" fo:font-weight="normal" style:font-weight-asian="normal" style:font-weight-complex="normal"/>
    </style:style>
    <style:style style:name="P22" style:family="paragraph" style:parent-style-name="Standard" style:list-style-name="L10">
      <style:paragraph-properties fo:text-align="justify" style:justify-single-word="false"/>
      <style:text-properties style:font-name="Times New Roman1" fo:font-weight="normal" style:font-weight-asian="normal" style:font-weight-complex="normal"/>
    </style:style>
    <style:style style:name="P23" style:family="paragraph" style:parent-style-name="Standard" style:list-style-name="L11">
      <style:paragraph-properties fo:text-align="justify" style:justify-single-word="false"/>
      <style:text-properties style:font-name="Times New Roman1" fo:font-weight="normal" style:font-weight-asian="normal" style:font-weight-complex="normal"/>
    </style:style>
    <style:style style:name="P24" style:family="paragraph" style:parent-style-name="Standard" style:list-style-name="L12">
      <style:paragraph-properties fo:text-align="justify" style:justify-single-word="false"/>
      <style:text-properties style:font-name="Times New Roman1" fo:font-weight="normal" style:font-weight-asian="normal" style:font-weight-complex="normal"/>
    </style:style>
    <style:style style:name="P25" style:family="paragraph" style:parent-style-name="Standard" style:list-style-name="L13">
      <style:paragraph-properties fo:text-align="justify" style:justify-single-word="false"/>
      <style:text-properties style:font-name="Times New Roman1" fo:font-weight="normal" style:font-weight-asian="normal" style:font-weight-complex="normal"/>
    </style:style>
    <style:style style:name="P26" style:family="paragraph" style:parent-style-name="Standard">
      <style:text-properties fo:font-weight="bold" style:font-weight-asian="bold" style:font-weight-complex="bold"/>
    </style:style>
    <style:style style:name="P27" style:family="paragraph" style:parent-style-name="Standard" style:list-style-name="L3">
      <style:text-properties fo:font-weight="bold" style:font-weight-asian="bold" style:font-weight-complex="bold"/>
    </style:style>
    <style:style style:name="P28" style:family="paragraph" style:parent-style-name="Standard">
      <style:paragraph-properties fo:text-align="justify" style:justify-single-word="false"/>
      <style:text-properties fo:font-weight="bold" style:font-weight-asian="bold" style:font-weight-complex="bold"/>
    </style:style>
    <style:style style:name="P29" style:family="paragraph" style:parent-style-name="Standard">
      <style:paragraph-properties fo:text-align="center" style:justify-single-word="false"/>
      <style:text-properties style:font-name="Times New Roman" fo:font-size="24pt" style:font-size-asian="24pt" style:font-size-complex="24pt"/>
    </style:style>
    <style:style style:name="P30" style:family="paragraph" style:parent-style-name="Standard">
      <style:paragraph-properties fo:text-align="justify" style:justify-single-word="false"/>
      <style:text-properties style:font-name="Times New Roman" fo:font-size="24pt" style:font-size-asian="24pt" style:font-size-complex="24pt"/>
    </style:style>
    <style:style style:name="P31" style:family="paragraph" style:parent-style-name="Titre_5f_awale">
      <style:text-properties fo:font-weight="bold" style:font-weight-asian="bold" style:font-weight-complex="bold"/>
    </style:style>
    <style:style style:name="P32" style:family="paragraph" style:parent-style-name="Titre_5f_awale" style:list-style-name="">
      <style:text-properties fo:font-weight="bold" style:font-weight-asian="bold" style:font-weight-complex="bold"/>
    </style:style>
    <style:style style:name="P33" style:family="paragraph" style:parent-style-name="Titre_5f_awale" style:list-style-name=""/>
    <style:style style:name="P34" style:family="paragraph" style:parent-style-name="Titre_5f_awale" style:list-style-name="">
      <style:text-properties fo:font-weight="normal" style:font-weight-asian="normal" style:font-weight-complex="normal"/>
    </style:style>
    <style:style style:name="P35" style:family="paragraph" style:parent-style-name="Titre_5f_awale">
      <style:text-properties style:font-name="Times New Roman1" fo:font-weight="bold" style:font-weight-asian="bold" style:font-weight-complex="bold"/>
    </style:style>
    <style:style style:name="P36" style:family="paragraph" style:parent-style-name="Titre_5f_awale" style:list-style-name="">
      <style:text-properties style:font-name="Times New Roman1" fo:font-weight="bold" style:font-weight-asian="bold" style:font-weight-complex="bold"/>
    </style:style>
    <style:style style:name="P37" style:family="paragraph" style:parent-style-name="titre-2" style:list-style-name="Numbering_20_3"/>
    <style:style style:name="P38" style:family="paragraph">
      <style:paragraph-properties fo:text-align="center"/>
    </style:style>
    <style:style style:name="T1" style:family="text">
      <style:text-properties style:font-name="Times New Roman1"/>
    </style:style>
    <style:style style:name="T2" style:family="text">
      <style:text-properties style:font-name="Times New Roman1" fo:font-weight="bold" style:font-weight-asian="bold" style:font-weight-complex="bold"/>
    </style:style>
    <style:style style:name="T3" style:family="text">
      <style:text-properties style:font-name="Times New Roman1"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consecutive-numbering="true">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78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consecutive-numbering="true">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Caption_20_characters" text:bullet-char="–">
        <style:list-level-properties text:list-level-position-and-space-mode="label-alignment">
          <style:list-level-label-alignment text:label-followed-by="listtab" text:list-tab-stop-position="1.27cm" fo:text-indent="-0.635cm" fo:margin-left="1.27cm"/>
        </style:list-level-properties>
        <style:text-properties fo:font-family="'Segoe UI'" style:font-style-name="Norma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3a3a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6619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0" draw:style-name="gr1" draw:text-style-name="P38" svg:width="2.2cm" svg:height="25.11cm" svg:x="14.688cm" svg:y="0.411cm"><text:p/></draw:rect></text:p>
      <text:p text:style-name="Standard"/>
      <text:p text:style-name="Standard"><draw:rect text:anchor-type="paragraph" draw:z-index="1" draw:style-name="gr2" draw:text-style-name="P38" svg:width="15.373cm" svg:height="2.398cm" svg:x="0.748cm" svg:y="0.482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t d'étude :</text:p>
      <text:p text:style-name="P3">Programmation du jeu Awalé.</text:p>
      <text:p text:style-name="P3"/>
      <text:p text:style-name="P1"/>
      <text:p text:style-name="P3">Okrou Poda</text:p>
      <text:p text:style-name="P3">Souleiman Iman Choukri</text:p>
      <text:p text:style-name="P3"/>
      <text:p text:style-name="P3">L2 science pour l'ingénieur </text:p>
      <text:p text:style-name="P3">2014/2015</text:p>
      <text:p text:style-name="P3"/>
      <text:p text:style-name="P2"/>
      <text:p text:style-name="P2"/>
      <text:p text:style-name="P3">Encadrant : Barrault Loïc</text:p>
      <text:p text:style-name="P3"/>
      <text:p text:style-name="P3"/>
      <text:p text:style-name="P3"/>
      <text:p text:style-name="P3"/>
      <text:p text:style-name="P3"><draw:rect text:anchor-type="paragraph" draw:z-index="2" draw:style-name="gr3" draw:text-style-name="P38" svg:width="3.511cm" svg:height="1.782cm" svg:x="12.016cm" svg:y="0.589cm"><text:p/></draw:rect></text:p>
      <text:p text:style-name="P3"/>
      <text:p text:style-name="P3"/>
      <text:p text:style-name="Standard"><text:soft-page-break/><text:tab/><text:span text:style-name="T4">Introduction</text:span></text:p>
      <text:p text:style-name="Standard"><text:span text:style-name="T4"/></text:p>
      <text:list xml:id="list7630309175126829801" text:style-name="Numbering_20_4">
        <text:list-item>
          <text:h text:style-name="P31" text:outline-level="1">Organisation du travail</text:h>
          <text:h text:style-name="P31" text:outline-level="1"/>
        </text:list-item>
        <text:list-item>
          <text:h text:style-name="P31" text:outline-level="1">Règles du jeu</text:h>
        </text:list-item>
      </text:list>
      <text:h text:style-name="P32" text:outline-level="1"/>
      <text:h text:style-name="P34" text:outline-level="1"><text:tab/>Le jeu Awalé est composé de plusieurs règles comme la majorité des jeux. Ces différentes règles se résument en deux parties : les conditions de pour gagner une partie du jeu et les conditions de la fin d'une partie.</text:h>
      <text:h text:style-name="P34" text:outline-level="1"><text:tab/>Le plateau est divisé en deux territoires. Le territoire du sud appartient au joueur 1 et le territoire à l'opposé à l'adversaire. Chaque territoire est composé de six cases dont chacune contient <text:s/>quatre graines. Le jeu consiste à ramasser les graines de l'une des cases de son territoire puis de les distribuer. </text:h>
      <text:h text:style-name="P34" text:outline-level="1"><text:tab/>Les occasions où manger des graines est possible sont lorsque dans le territoire adverse il existe une case contenant une ou deux graines et que la dernière graine distribuée par le joueur en question tombe dans les cases citées. Cependant il existe aussi la capture multiple qui permet d'élargir la capture des graines des cases qui précèdent la case où la dernière graine est posé si ces dernières contenaient deux ou une graines au avant la distribution.</text:h>
      <text:h text:style-name="P34" text:outline-level="1"><text:tab/>Un joueur remporte la parte si ce dernier obtient un score minimum de 25 graines capturées ou si son adversaire est affamé et que le joueur en cause ne peut pas le nourrir.</text:h>
      <text:h text:style-name="P34" text:outline-level="1"><text:tab/>Cependant cette notion d'adversaire affamé signifie que le territoire de l'adversaire est affamé et qu'on doit le nourrir c'est à dire distribuer des graines à son territoire. Cependant cette notion d'affamé ne s'arrête pas ici, un joueur ne doit pas capturer toutes les graines restantes de son adversaire si cela va l'affamé.</text:h>
      <text:h text:style-name="P34" text:outline-level="1"><text:tab/>En conclusion, on a pas le droit de jouer une case qui va affamé l'adversaire ou une case qui ne nourrit pas l'adversaire en cas de famine. Si le joueur ne peut pas le nourrir donc ce dernier gagne la partie et les graines restantes dans son territoire sont ajoutées à son score.</text:h>
      <text:h text:style-name="P34" text:outline-level="1"><text:tab/>Il existe un deuxième cas qui pourrait finaliser une partie : si au bout de plusieurs les coups gagnants sont difficiles à jouer donc dans ce cas chaque joueur récupère les graines de son camp et ces dernières sont ajoutées à son score.</text:h>
      <text:h text:style-name="P34" text:outline-level="1"><text:tab/></text:h>
      <text:list xml:id="list24532033" text:continue-numbering="true" text:style-name="Numbering_20_4">
        <text:list-item>
          <text:h text:style-name="P31" text:outline-level="1">Analyse du problème et conception du jeu</text:h>
        </text:list-item>
      </text:list>
      <text:h text:style-name="P33" text:outline-level="1"/>
      <text:h text:style-name="P33" text:outline-level="1"><text:tab/>Comptant les différents points pour la programmation du jeu, on divise la conception du jeu en deux parties :</text:h>
      <text:h text:style-name="P33" text:outline-level="1">- la construction du jeu c'est à dire la plate-forme du jeu ainsi que la gestion des joueurs, scores, <text:s/>déplacement dans la grille, capture de graines,</text:h>
      <text:h text:style-name="P33" text:outline-level="1">- la sauvegarde du jeu c'est-à-dire le chargement d'une partie sauvegardée,</text:h>
      <text:h text:style-name="P33" text:outline-level="1">- l'affichage des <text:s/>meilleurs scores et des instructions du jeu.</text:h>
      <text:list xml:id="list24517052" text:continue-numbering="true" text:style-name="Numbering_20_4">
        <text:list-header>
          <text:h text:style-name="Titre_5f_awale" text:outline-level="1"/>
        </text:list-header>
      </text:list>
      <text:list xml:id="list4965812021665096311" text:style-name="Numbering_20_3">
        <text:list-item>
          <text:h text:style-name="P37" text:outline-level="1"><text:span text:style-name="T2">Construction de la grille et du jeu</text:span><text:span text:style-name="T1"> </text:span></text:h>
        </text:list-item>
      </text:list>
      <text:p text:style-name="P6"><text:tab/>Dans cette partie nous allons aborder les différents parties pour mettre en place le jeu. Ces dernières sont les structure de donnée utilisée pour définir <text:s/>le jeu et les différentes fonctions.</text:p>
      <text:p text:style-name="P6"><text:s/></text:p>
      <text:list xml:id="list8175656169704160727" text:style-name="L1">
        <text:list-item>
          <text:p text:style-name="P8">Structure de données</text:p>
        </text:list-item>
      </text:list>
      <text:p text:style-name="P6"/>
      <text:p text:style-name="P6"><text:tab/>Concernant le plateau de jeu on a choisit une matrice 2x6, sachant que le territoire de chaque joueur est composé de 6 cases. On représente les graines de chaque case par des numéros représentant le nombre de graines dans chaque case. Le territoire du joueur 1 est la ligne 1 de la matrice, celui de l'adversaire la ligne 0. </text:p>
      <text:p text:style-name="P6"/>
      <text:p text:style-name="P6"><text:soft-page-break/><text:tab/>Pour déplacer une case le joueur saisit le numéro de la case à récupérer or pour ne pas gêner l'utilisateur, les cases sont numérotées de 1 à 6 mais pendant les traitements, ces case sont numérotées de 0 à 5.</text:p>
      <text:p text:style-name="P6"/>
      <text:p text:style-name="P6"/>
      <text:list xml:id="list24522507" text:continue-numbering="true" text:style-name="L1">
        <text:list-item>
          <text:p text:style-name="P8">Fonctionnalités du programme</text:p>
        </text:list-item>
      </text:list>
      <text:p text:style-name="P7"><text:tab/></text:p>
      <text:p text:style-name="P5"><text:span text:style-name="T1"><text:tab/>Pour la construction </text:span><text:span text:style-name="T3">du plateau de jeu on dispose de deux fonctions qui permettent d'initialiser la matrice et l'afficher :</text:span></text:p>
      <text:list xml:id="list2933401399967397162" text:style-name="L2">
        <text:list-item>
          <text:p text:style-name="P16">init_matrice : permet d'initialiser la matrice avec quatre graines dans chaque case et prend en paramètre la matrice à initialiser.</text:p>
        </text:list-item>
        <text:list-item>
          <text:p text:style-name="P16">affiche_matrice : permet d'afficher le plateau de jeu et prend en paramètre la matrice à initialiser.</text:p>
        </text:list-item>
      </text:list>
      <text:p text:style-name="P15"><text:tab/>Ensuite vient le tour de jouer une partie. Cependant cette partie intègre deux types de jeu différents, un jeu qui associe deux joueurs et un autre qui associe l'ordinateur et un autre joueur. Ces deux catégorie différents sont joués séparément mais les fonctions utilisées sont pareils. Donc en général on établit les fonctions nous permettant de distribuer les graines et de les capturer tout en prenant compte des différents conditions du jeu.</text:p>
      <text:p text:style-name="P15"><text:tab/>On introduit les fonctions suivantes, qui elles font appel à une autre fonction dans la majorité <text:s/>pour remplir toutes les conditions de ramassage des graines :</text:p>
      <text:list xml:id="list2052266662083802912" text:style-name="L11">
        <text:list-item>
          <text:p text:style-name="P23">dpl_arriere : permet de se déplacer en arrière sur la matrice en modifiant les coordonnée reçu en paramètre. Elle prend en paramètre des pointeurs sur les coordonnées x et y.</text:p>
        </text:list-item>
        <text:list-item>
          <text:p text:style-name="P23">dpl_avant : permet de se déplacer an avant sur la matrice en modifiant les coordonnée reçu en paramètre. Elle prend en paramètre des pointeurs sur les coordonnées x et y.</text:p>
        </text:list-item>
        <text:list-item>
          <text:p text:style-name="P23">manger_graines : fonction permettant de distribuer les graines, à l'aide des fonctions de déplacements (dpl_avant et dpl_arriere) tout en incrémentant le score du joueur en cause si le tour joué s'agit d'un tour gagnant. Cette fonction prend en paramètre le nombre de graines dans la case en question à ramasser, la matrice représentant le plateau de jeu, le coordonnée x et y de la case dans la matrice et un pointeur sur le score du joueur. Elle incrémente le score du joueur au nombre de graine ramassée quand un coup gagnant est détecté. Cependant le ramassage de graines est possible que dans certaines conditions telles que :</text:p>
        </text:list-item>
      </text:list>
      <text:list xml:id="list7607940411730236420" text:style-name="L5">
        <text:list-item>
          <text:list>
            <text:list-item>
              <text:p text:style-name="P17">les graines <text:s/>à ramasser se trouvent dans le clan adverse ;</text:p>
            </text:list-item>
            <text:list-item>
              <text:p text:style-name="P17">la case où la dernière graine est déposée contient une ou deux graines ;</text:p>
            </text:list-item>
            <text:list-item>
              <text:p text:style-name="P17">le ramassage des graines n'affame pas l'adverse.</text:p>
            </text:list-item>
          </text:list>
        </text:list-item>
      </text:list>
      <text:p text:style-name="P15"><text:tab/>La fonction non_affame cité ci dessus permet de vérifier si le ramassage n'affamera pas l'adversaire.</text:p>
      <text:list xml:id="list68607515214103657" text:style-name="L6">
        <text:list-item>
          <text:p text:style-name="P18">non_affame : cette fonction simule la deuxième partie de la fonction manger_graine c'est-à-dire la partie où les coups gagnants sont évaluées et exécutés. Or la fonction non_affame joue cette partie en avance sans pour autant modifier le plateau de jeu (une matrice temporaire est utilisée) puis examine la plateau de jeu temporaire grâce à la fonction plateau_vide, qui indique si le territoire d'un joueur est vide ou pas. Ainsi on peut évaluer si le coup joué va affamer l'adversaire ou pas.</text:p>
        </text:list-item>
        <text:list-item>
          <text:p text:style-name="P18">plateau_vide : cette fonction permet d'indiquer si le territoire d'un joueur est vide ou pas. Elle prend en paramètre le plateau de jeu et le joueur en question.</text:p>
        </text:list-item>
      </text:list>
      <text:p text:style-name="P15"><text:tab/>Ainsi grâce à ces fonctions on construit le premier bloc permettant le jeu entre deux joueurs puis à chaque tour joué, le score du joueur est également affiché donc on a :</text:p>
      <text:list xml:id="list3307106691981793841" text:style-name="L7">
        <text:list-item>
          <text:p text:style-name="P19">afficher_score : cette fonction affiche le score du joueur et son pseudonyme, elle prend en paramètre le score et le pseudonyme du joueur.</text:p>
        </text:list-item>
      </text:list>
      <text:p text:style-name="P15"><text:tab/></text:p>
      <text:p text:style-name="P15"><text:tab/></text:p>
      <text:p text:style-name="P15"/>
      <text:p text:style-name="P15"><text:soft-page-break/>Pour le jeu entre l'ordinateur et un autre joueur, on crée une fonction qui permet de simuler le jeu de l'ordinateur. </text:p>
      <text:list xml:id="list4794432479598743480" text:style-name="L8">
        <text:list-item>
          <text:p text:style-name="P20">jeu_ordi : cette fonction renvoie la case que l'ordinateur va jouer. Cependant certaine conditions sont posées telles que :</text:p>
          <text:list>
            <text:list-item>
              <text:p text:style-name="P20">la case choisit ne soit pas une case vide ;</text:p>
            </text:list-item>
            <text:list-item>
              <text:p text:style-name="P20">la case choisit nourrisse l'adversaire en cas de famine.</text:p>
            </text:list-item>
          </text:list>
        </text:list-item>
      </text:list>
      <text:p text:style-name="P15"><text:tab/>Avec la fonction ci-dessus, une partie entre entre l'ordinateur et un joueur est faisable sachant que le jeu du joueur adverse à l'ordinateur est identique au jeu d'une partie entre deux joueurs <text:s/>mais le jeu n'est pourtant pas complet, les conditions d'arrêts de jeu reste à être évaluer..</text:p>
      <text:p text:style-name="P15"><text:tab/>Concernant ces dernières, on dispose de certaines conditions qui permettent de définir si la partie est finie ou pas telles que : </text:p>
      <text:list xml:id="list3286282397964337316" text:style-name="L9">
        <text:list-item>
          <text:p text:style-name="P21">le score d'un des joueurs est égale ou supérieure à 25 ;</text:p>
        </text:list-item>
        <text:list-item>
          <text:p text:style-name="P21">le territoire d'un des joueurs est vide mais son adversaire est incapable de le nourrir ;</text:p>
        </text:list-item>
        <text:list-item>
          <text:p text:style-name="P21">les coups gagnants sont difficiles à trouver au bout d'un certains nombres de tours joués.</text:p>
        </text:list-item>
      </text:list>
      <text:p text:style-name="P15"><text:tab/>On fixe le nombre de tours à cinq pour la dernière condition même si que sur un exemple de jeu d'Awalé ce dernier est <text:s/>de dix donc au bout de cinq tour si les deux joueurs n'ont pas réalisé de coup gagnant (score inchangé pendant les cinq tours) et que ces derniers sont incapable de nourrir l'autre pendant les cinq tours donc la partie s'arrête et chacun récolte les graines disposées dans son territoire. Pour exécuter ces différentes tâches on construit les fonctions suivantes :</text:p>
      <text:list xml:id="list8902359099666281611" text:style-name="L10">
        <text:list-item>
          <text:p text:style-name="P22">partie_finie : permet de vérifier si l'un des joueurs a un score supérieure ou égale à 25 et prend en paramètre les scores des deux joueurs;</text:p>
        </text:list-item>
        <text:list-item>
          <text:p text:style-name="P22">nourrir : cette fonction permet de vérifier si un joueur peut nourrir son adversaire ou pas, elle prend en paramètre la matrice et la ligne du joueur en cause. Elle permet de vérifier pour chaque case du territoire du joueur si cette dernière est capable de nourrir l'adversaire ou pas ; <text:s/></text:p>
        </text:list-item>
        <text:list-item>
          <text:p text:style-name="P22">jeu_possible : cette fonction permet d'évaluer si la partie est jouable pour un joueur en examinant <text:s/>la situation du joueur c'est-à-dire si le joueur est affamé ou pas puis si oui son adversaire peut il le nourrir ou pas et si son adversaire est affamé, le joueur peut il le nourrir ou pas. Si ces derniers cas ne sont pas validés donc la partie continu. Elle prend en paramètre la matrice (plateau de jeu) et la ligne du joueur en question ;</text:p>
        </text:list-item>
        <text:list-item>
          <text:p text:style-name="P22">gain_difficile : cette fonction modélise la troisième condition d'arrêt de jeu cité ci-dessus en vérifiant si les dispositions des graines du plateau répondent à ces critères. Elle prend en paramètre la matrice et un pointeur sur le nombre de tour qui lui est incrémenté à l'intérieur de la fonction à chaque fois que la situation en question est rencontrée.</text:p>
        </text:list-item>
      </text:list>
      <text:p text:style-name="P11"><text:tab/><text:span text:style-name="T5">Finalement on a une dernière fonction :</text:span></text:p>
      <text:list xml:id="list1493689278993493097" text:style-name="L14">
        <text:list-item>
          <text:p text:style-name="P12"><text:span text:style-name="T5">victoire : permettant d'afficher le joueur gagnant et en enregistrant ce dernier dans le fichier contenant les records des joueurs gagnants. Elle prend en paramètre un fichier.</text:span></text:p>
          <text:p text:style-name="P12"><text:span text:style-name="T5"/></text:p>
        </text:list-item>
      </text:list>
      <text:list xml:id="list24514854" text:continue-list="list24522507" text:style-name="L1">
        <text:list-item>
          <text:p text:style-name="P8">Récupération et gestion des cas d'erreur</text:p>
        </text:list-item>
      </text:list>
      <text:p text:style-name="P15"><text:tab/></text:p>
      <text:p text:style-name="P15"><text:tab/>Après avoir établit les bases de fonctionnement du jeu, on traite les différents cas d'erreur envisageable. Ces derniers sont liés à la saisie de l'utilisateur or on compte trois cas possibles :</text:p>
      <text:list xml:id="list3132430398361816309" text:style-name="L12">
        <text:list-item>
          <text:p text:style-name="P24">la saisie d'un indice d'une case qui n'est pas dans l'intervalle prévu c'est-à-dire de un à six ;</text:p>
        </text:list-item>
        <text:list-item>
          <text:p text:style-name="P24">la saisie d'un indice d'une case vide ;</text:p>
        </text:list-item>
        <text:list-item>
          <text:p text:style-name="P24">la saisie d'un indice d'une case qui ne nourrit pas l'adversaire si ce dernier est affamé.</text:p>
        </text:list-item>
      </text:list>
      <text:p text:style-name="P15">Cependant pour traiter ces cas d'erreurs on met en place quelques fonctions qui traitent l'une des cas d'erreur et un bloc composé d'un condition vérifiant si la case est vide ou si l'indice saisie est incorrect. Ce genre de traitement est directement introduit dans la fonction ordinateur car aucune valeur est récupérée. Les fonctions disposées à la gestion de ces cas sont donc : </text:p>
      <text:list xml:id="list4503502286146195688" text:style-name="L13">
        <text:list-item>
          <text:p text:style-name="P25">nourrir_case: cette fonction permet de vérifier si la case sélectionner pour un joueur dont son adversaire est affamé peut nourrir ce dernier. Elle prend en paramètre la matrice (plateau de <text:soft-page-break/>jeu), la ligne du joueur et le coordonnée x de de la case.</text:p>
        </text:list-item>
        <text:list-item>
          <text:p text:style-name="P25">coup_possible : cette fonction permet de déterminer si le coup joué par un joueur est possible dans le cas où l'adversaire est affamé. <text:s/>Elle prend en paramètre la matrice (plateau de jeu), la ligne du joueur et le coordonnée x de de la case et fait appel à la fonction nourrir_case si l'adversaire est affamé.</text:p>
        </text:list-item>
      </text:list>
      <text:p text:style-name="P15">Ainsi si c'est différents cas sont rencontrés et que l'utilisateur ne saisit pas une valeur correcte donc on affiche un message d'erreur et on redemande la saisit jusqu'à une bonne saisie.</text:p>
      <text:p text:style-name="P15"/>
      <text:list xml:id="list24529768" text:continue-list="list4965812021665096311" text:style-name="Numbering_20_3">
        <text:list-item>
          <text:p text:style-name="P9">Sauvegarde du jeu et aide</text:p>
        </text:list-item>
      </text:list>
      <text:p text:style-name="P15"><text:tab/></text:p>
      <text:p text:style-name="P15"><text:tab/>Dans cette partie, on progresse vers la mise en place d'une fonction aide et la construction <text:s/>de la sauvegarde du jeu qui se présente sous deux parties c'est-à-dire la sauvegarde puis le chargement de la partie. </text:p>
      <text:p text:style-name="P15"/>
      <text:list xml:id="list406100006913089464" text:style-name="L3">
        <text:list-item>
          <text:p text:style-name="P27"><text:span text:style-name="T1">Structure de données</text:span></text:p>
        </text:list-item>
      </text:list>
      <text:p text:style-name="P26"><text:span text:style-name="T1"/></text:p>
      <text:p text:style-name="P28"><text:span text:style-name="T1"><text:tab/></text:span><text:span text:style-name="T3">Concernant les structures de données on dispose d'un fichier texte qui permet de stocker les graines de chaque case de la matrice.</text:span></text:p>
      <text:p text:style-name="P28"><text:span text:style-name="T3"/></text:p>
      <text:list xml:id="list24537083" text:continue-numbering="true" text:style-name="L3">
        <text:list-item>
          <text:p text:style-name="P10">Fonctionnalités du programme</text:p>
        </text:list-item>
      </text:list>
      <text:p text:style-name="P7"/>
      <text:p text:style-name="P11"><text:tab/><text:span text:style-name="T5">Pour la sauvegarde et le chargement de la partie on développe deux fonctions différentes :</text:span></text:p>
      <text:list xml:id="list4202368041212699053" text:style-name="L16">
        <text:list-item>
          <text:p text:style-name="P13"><text:span text:style-name="T5">sauvegarder : elle permet d'écrire le nombre de graines de chaque case dans un fichier ainsi que le pseudonyme du joueur 2, ce qui nous permet d'identifier si la partie à charger est une partie avec l'ordinateur ou une partie entre deux joueurs. Elle prend en paramètre le fichier de sauvegarde.</text:span></text:p>
        </text:list-item>
        <text:list-item>
          <text:p text:style-name="P13"><text:span text:style-name="T5">charger_partie : elle permet de lire les données d'un fichier puis d’initialiser la matrice avec les données du fichier reçu en paramètre ainsi que le pseudonyme du joueur 2 .</text:span></text:p>
        </text:list-item>
      </text:list>
      <text:p text:style-name="P7"/>
      <text:list xml:id="list24521265" text:continue-list="list24537083" text:style-name="L3">
        <text:list-item>
          <text:p text:style-name="P10">Récupération et gestion des cas d'erreur</text:p>
        </text:list-item>
      </text:list>
      <text:p text:style-name="P7"/>
      <text:p text:style-name="P11"><text:tab/><text:span text:style-name="T5">On remarque que dans le cas d'un fichier vide les processus fonctionne mais sans avertissement ce qui peut être désagréable à l'utilisateur donc avant de charger une partie, on vérifie si le fichier ne serait pas vide ou pas. Puis si le cas est oui donc on affiche un message précisant qu'aucune sauvegarde est présente pour le moment. </text:span></text:p>
      <text:p text:style-name="P7"/>
      <text:list xml:id="list24538611" text:continue-list="list24529768" text:style-name="Numbering_20_3">
        <text:list-item>
          <text:p text:style-name="P9">Affichage des records et des instructions</text:p>
        </text:list-item>
      </text:list>
      <text:p text:style-name="P15"/>
      <text:p text:style-name="P15"><text:tab/>Dans cette partie, on construit une étape plutôt lié au cadre des informations supplémentaires : la liste des records et l'affichage des instructions du jeu. </text:p>
      <text:p text:style-name="P15"/>
      <text:list xml:id="list24530169" text:continue-list="list24521265" text:style-name="L3">
        <text:list-item text:start-value="1">
          <text:p text:style-name="P27"><text:span text:style-name="T1">Structure de données</text:span></text:p>
        </text:list-item>
      </text:list>
      <text:p text:style-name="P26"><text:span text:style-name="T1"/></text:p>
      <text:p text:style-name="P28"><text:span text:style-name="T1"><text:tab/></text:span><text:span text:style-name="T3">Concernant les structures de données on dispose d'un fichier texte qui permet de stocker les scores et pseudonyme des joueurs gagnants ainsi qu'un tableau de taille M égale à 100, de type struct : t_joueur, définissant les informations d'un joueur (score et pseudonyme).</text:span></text:p>
      <text:p text:style-name="P28"><text:span text:style-name="T3"/></text:p>
      <text:list xml:id="list24515784" text:continue-numbering="true" text:style-name="L3">
        <text:list-item>
          <text:p text:style-name="P10">Fonctionnalités du programme</text:p>
        </text:list-item>
      </text:list>
      <text:p text:style-name="P7"/>
      <text:p text:style-name="P11"><text:tab/><text:span text:style-name="T5">On a adopter une règle à l'affichage des scores c'est-à-dire, seuls les dix premiers joueurs sont affichés. Pour manipuler les différents scores on développe la fonction suivante :</text:span></text:p>
      <text:list xml:id="list2415427071124310600" text:style-name="L17">
        <text:list-item>
          <text:p text:style-name="P14"><text:span text:style-name="T5">classer_records : cette fonction permet de stocker tous les pseudonymes et leurs scores </text:span><text:soft-page-break/><text:span text:style-name="T5">respectifs dans un tableau de type t_joueur puis trie ce tableau de façon qu'il soit ordonné du plus grand au plus petit puis affiche seulement les dix premiers du tableau. Elle reçoit en paramètre le fichier contenant les records, un pointeur sur un un tableau de type t_joueur et un pointeur sur le nombre de score initialisé à zéro dans le main.</text:span></text:p>
        </text:list-item>
        <text:list-item>
          <text:p text:style-name="P14"><text:span text:style-name="T5">regles : fonction permettant d'afficher les différentes instructions du jeu.</text:span></text:p>
        </text:list-item>
      </text:list>
      <text:p text:style-name="P7"/>
      <text:list xml:id="list24519598" text:continue-list="list24515784" text:style-name="L3">
        <text:list-item>
          <text:p text:style-name="P10">Récupération et gestion des cas d'erreur</text:p>
        </text:list-item>
      </text:list>
      <text:p text:style-name="P7"/>
      <text:p text:style-name="P7"><text:tab/><text:span text:style-name="T5">On remarque que dans le cas d'un fichier vide les processus fonctionne mais sans avertissement ce qui peut être désagréable à l'utilisateur donc avant de charger une partie, on vérifie si le fichier ne serait pas vide ou pas. Puis si le cas est oui donc on affiche un message précisant qu'aucun score est enregistré pour le moment. </text:span></text:p>
      <text:p text:style-name="P6"/>
      <text:list xml:id="list24528193" text:continue-list="list24517052" text:style-name="Numbering_20_4">
        <text:list-item>
          <text:h text:style-name="P35" text:outline-level="1">Codage et méthode de programmation</text:h>
        </text:list-item>
      </text:list>
      <text:h text:style-name="P36" text:outline-level="1"/>
      <text:h text:style-name="P36" text:outline-level="1"><text:tab/><text:span text:style-name="T5">En première phase, on construit tout le programme dans le main et les différentes fonctions sont toutes dans ce même fichier donc dans le main, grâce <text:s/>la commande switch on réalise un menu qui demande le choix de jeu de l'utilisateur c'est-à-dire si une partie entre deux joueurs ou une partie avec l'ordinateur est désirée ainsi que d'autres(records, continuer une partie, instruction, nouvelle partie). <text:s/>Puis selon le choix de l'utilisateur, la partie commence. </text:span></text:h>
      <text:h text:style-name="P36" text:outline-level="1"><text:span text:style-name="T5"><text:tab/>On enchaîne les différentes fonctions selon </text:span></text:h>
      <text:list xml:id="list24523314" text:continue-numbering="true" text:style-name="Numbering_20_4">
        <text:list-item>
          <text:h text:style-name="P35" text:outline-level="1">Résultats</text:h>
        </text:list-item>
        <text:list-item>
          <text:h text:style-name="P35" text:outline-level="1">Conclusion</text:h>
        </text:list-item>
      </text:list>
      <text:p text:style-name="P6"/>
      <text:p text:style-name="P3"/>
      <text:p text:style-name="P3"/>
      <text:p text:style-name="P3"/>
      <text:p text:style-name="P3"/>
      <text:p text:style-name="P3"/>
      <text:p text:style-name="P3"/>
      <text:p text:style-name="P3"/>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re_5f_awale" style:display-name="Titre_awale" style:family="paragraph" style:parent-style-name="Standard" style:default-outline-level="1" style:list-style-name="Numbering_20_4">
      <style:paragraph-properties fo:text-align="justify" style:justify-single-word="false" style:shadow="none" text:number-lines="true" text:line-number="2">
        <style:tab-stops>
          <style:tab-stop style:position="1cm"/>
        </style:tab-stops>
      </style:paragraph-properties>
      <style:text-properties style:font-name="Times New Roman" fo:font-size="12pt" style:font-size-asian="12pt"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re-2" style:family="paragraph" style:parent-style-name="Title" style:next-style-name="Standard" style:auto-update="true" style:default-outline-level="1" style:list-style-name="Numbering_20_3">
      <style:paragraph-properties fo:text-align="start" style:justify-single-word="false" text:number-lines="true" text:line-number="1">
        <style:tab-stops>
          <style:tab-stop style:position="1cm"/>
          <style:tab-stop style:position="2cm"/>
        </style:tab-stops>
      </style:paragraph-properties>
      <style:text-properties fo:font-size="12pt" fo:font-weight="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 " style:num-suffix="-" style:num-format="1">
        <style:list-level-properties text:list-level-position-and-space-mode="label-alignment">
          <style:list-level-label-alignment text:label-followed-by="space" fo:text-indent="-3cm" fo:margin-left="4.27cm"/>
        </style:list-level-properties>
      </text:list-level-style-number>
      <text:list-level-style-number text:level="2" text:style-name="Numbering_20_Symbols" style:num-prefix=" " style:num-suffix="." style:num-format="1" text:start-value="2">
        <style:list-level-properties text:list-level-position-and-space-mode="label-alignment">
          <style:list-level-label-alignment text:label-followed-by="listtab" text:list-tab-stop-position="7.271cm" fo:text-indent="-3cm" fo:margin-left="7.271cm"/>
        </style:list-level-properties>
      </text:list-level-style-number>
      <text:list-level-style-number text:level="3" text:style-name="Numbering_20_Symbols" style:num-prefix=" " style:num-suffix="." style:num-format="1" text:start-value="3">
        <style:list-level-properties text:list-level-position-and-space-mode="label-alignment">
          <style:list-level-label-alignment text:label-followed-by="listtab" text:list-tab-stop-position="10.271cm" fo:text-indent="-3cm" fo:margin-left="10.271cm"/>
        </style:list-level-properties>
      </text:list-level-style-number>
      <text:list-level-style-number text:level="4" text:style-name="Numbering_20_Symbols" style:num-prefix=" " style:num-suffix="." style:num-format="1" text:start-value="4">
        <style:list-level-properties text:list-level-position-and-space-mode="label-alignment">
          <style:list-level-label-alignment text:label-followed-by="listtab" text:list-tab-stop-position="13.272cm" fo:text-indent="-3cm" fo:margin-left="13.272cm"/>
        </style:list-level-properties>
      </text:list-level-style-number>
      <text:list-level-style-number text:level="5" text:style-name="Numbering_20_Symbols" style:num-prefix=" " style:num-suffix="." style:num-format="1" text:start-value="5">
        <style:list-level-properties text:list-level-position-and-space-mode="label-alignment">
          <style:list-level-label-alignment text:label-followed-by="listtab" text:list-tab-stop-position="16.272cm" fo:text-indent="-3cm" fo:margin-left="16.272cm"/>
        </style:list-level-properties>
      </text:list-level-style-number>
      <text:list-level-style-number text:level="6" text:style-name="Numbering_20_Symbols" style:num-prefix=" " style:num-suffix="." style:num-format="1" text:start-value="6">
        <style:list-level-properties text:list-level-position-and-space-mode="label-alignment">
          <style:list-level-label-alignment text:label-followed-by="listtab" text:list-tab-stop-position="19.272cm" fo:text-indent="-3cm" fo:margin-left="19.272cm"/>
        </style:list-level-properties>
      </text:list-level-style-number>
      <text:list-level-style-number text:level="7" text:style-name="Numbering_20_Symbols" style:num-prefix=" " style:num-suffix="." style:num-format="1" text:start-value="7">
        <style:list-level-properties text:list-level-position-and-space-mode="label-alignment">
          <style:list-level-label-alignment text:label-followed-by="listtab" text:list-tab-stop-position="22.273cm" fo:text-indent="-3cm" fo:margin-left="22.273cm"/>
        </style:list-level-properties>
      </text:list-level-style-number>
      <text:list-level-style-number text:level="8" text:style-name="Numbering_20_Symbols" style:num-prefix=" " style:num-suffix="." style:num-format="1" text:start-value="8">
        <style:list-level-properties text:list-level-position-and-space-mode="label-alignment">
          <style:list-level-label-alignment text:label-followed-by="listtab" text:list-tab-stop-position="25.273cm" fo:text-indent="-3cm" fo:margin-left="25.273cm"/>
        </style:list-level-properties>
      </text:list-level-style-number>
      <text:list-level-style-number text:level="9" text:style-name="Numbering_20_Symbols" style:num-prefix=" " style:num-suffix="." style:num-format="1" text:start-value="9">
        <style:list-level-properties text:list-level-position-and-space-mode="label-alignment">
          <style:list-level-label-alignment text:label-followed-by="listtab" text:list-tab-stop-position="28.273cm" fo:text-indent="-3cm" fo:margin-left="28.273cm"/>
        </style:list-level-properties>
      </text:list-level-style-number>
      <text:list-level-style-number text:level="10" text:style-name="Numbering_20_Symbols" style:num-prefix=" " style:num-suffix="." style:num-format="1" text:start-value="10">
        <style:list-level-properties text:list-level-position-and-space-mode="label-alignment">
          <style:list-level-label-alignment text:label-followed-by="listtab" text:list-tab-stop-position="31.274cm" fo:text-indent="-3cm" fo:margin-left="31.27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1.13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635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635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3.13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635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4.1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636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5.13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63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dipass </meta:initial-creator>
    <meta:creation-date>2015-01-04T21:28:02</meta:creation-date>
    <dc:date>2015-01-06T04:36:33.21</dc:date>
    <dc:creator>Choukri Souleiman</dc:creator>
    <meta:editing-duration>PT6H55M8S</meta:editing-duration>
    <meta:editing-cycles>13</meta:editing-cycles>
    <meta:generator>OpenOffice/4.0.1$Win32 OpenOffice.org_project/401m5$Build-9714</meta:generator>
    <meta:document-statistic meta:table-count="0" meta:image-count="0" meta:object-count="0" meta:page-count="6" meta:paragraph-count="101" meta:word-count="2528" meta:character-count="14724"/>
  </office:meta>
</office:document-meta>
</file>